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s.getStr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s.getString( String name , boolean requir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Resources.replaceParameters( String str , Map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Resources.getString( String name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s.match( String select , Element matchers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Resources.init( File xmlFile , String group , String select , Map configParamete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XMLResources.getString( String name , Map parameters ,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ources.substituteSubString( String input , String find , String repl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